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4cm" fo:min-width="0.50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4cm" fo:min-width="0.505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svg:stroke-width="0.05cm" draw:marker-start-width="0.39cm" draw:marker-end-width="0.39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cm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74cm" fo:min-width="0.67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73cm" fo:min-width="0.67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72cm" fo:min-width="0.67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74cm" fo:min-width="0.6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ircle draw:style-name="gr1" draw:text-style-name="P1" draw:id="id4" draw:layer="layout" svg:width="0.59cm" svg:height="0.589cm" svg:x="6.01cm" svg:y="4.503cm">
              <text:p/>
            </draw:circle>
            <draw:circle draw:style-name="gr1" draw:text-style-name="P1" draw:id="id3" draw:layer="layout" svg:width="0.589cm" svg:height="0.589cm" svg:x="4.832cm" svg:y="4.503cm">
              <text:p/>
            </draw:circle>
            <draw:circle draw:style-name="gr1" draw:text-style-name="P1" draw:id="id2" draw:layer="layout" svg:width="0.59cm" svg:height="0.589cm" svg:x="3.653cm" svg:y="4.503cm">
              <text:p/>
            </draw:circle>
            <draw:circle draw:style-name="gr1" draw:text-style-name="P1" draw:id="id1" draw:layer="layout" svg:width="0.589cm" svg:height="0.59cm" svg:x="5.421cm" svg:y="2.145cm">
              <text:p/>
            </draw:circle>
            <draw:connector draw:style-name="gr1" draw:text-style-name="P1" draw:layer="layout" draw:type="line" svg:x1="5.715cm" svg:y1="2.735cm" svg:x2="3.948cm" svg:y2="4.503cm" draw:start-shape="id1" draw:start-glue-point="2" draw:end-shape="id2" draw:end-glue-point="0" svg:d="m5715 2735-1767 1768">
              <text:p/>
            </draw:connector>
            <draw:connector draw:style-name="gr1" draw:text-style-name="P1" draw:layer="layout" draw:type="line" svg:x1="5.715cm" svg:y1="2.735cm" svg:x2="5.126cm" svg:y2="4.503cm" draw:start-shape="id1" draw:start-glue-point="2" draw:end-shape="id3" draw:end-glue-point="0" svg:d="m5715 2735-589 1768">
              <text:p/>
            </draw:connector>
            <draw:connector draw:style-name="gr1" draw:text-style-name="P1" draw:layer="layout" draw:type="line" svg:x1="5.715cm" svg:y1="2.735cm" svg:x2="6.305cm" svg:y2="4.503cm" draw:start-shape="id1" draw:start-glue-point="2" draw:end-shape="id4" draw:end-glue-point="0" svg:d="m5715 2735 590 1768">
              <text:p/>
            </draw:connector>
            <draw:connector draw:style-name="gr1" draw:text-style-name="P1" draw:layer="layout" draw:type="line" svg:x1="5.715cm" svg:y1="2.735cm" svg:x2="7.484cm" svg:y2="4.503cm" draw:start-shape="id1" draw:start-glue-point="2" svg:d="m5715 2735 1769 1768">
              <text:p/>
            </draw:connector>
            <draw:frame draw:style-name="gr2" draw:layer="layout" svg:width="1.006cm" svg:height="1.134cm" svg:x="6.01cm" svg:y="1.556cm">
              <draw:text-box>
                <text:p>1</text:p>
              </draw:text-box>
            </draw:frame>
            <draw:frame draw:style-name="gr2" draw:layer="layout" svg:width="1.006cm" svg:height="1.134cm" svg:x="3.864cm" svg:y="4.769cm">
              <draw:text-box>
                <text:p>3</text:p>
              </draw:text-box>
            </draw:frame>
            <draw:frame draw:style-name="gr3" draw:layer="layout" svg:width="1.005cm" svg:height="1.134cm" svg:x="5.021cm" svg:y="4.802cm">
              <draw:text-box>
                <text:p>2</text:p>
              </draw:text-box>
            </draw:frame>
            <draw:frame draw:style-name="gr3" draw:layer="layout" svg:width="1.005cm" svg:height="1.134cm" svg:x="6.355cm" svg:y="4.811cm">
              <draw:text-box>
                <text:p>6</text:p>
              </draw:text-box>
            </draw:frame>
            <draw:circle draw:style-name="gr1" draw:text-style-name="P1" draw:id="id5" draw:layer="layout" svg:width="0.59cm" svg:height="0.589cm" svg:x="3.653cm" svg:y="6.861cm">
              <text:p/>
            </draw:circle>
            <draw:circle draw:style-name="gr1" draw:text-style-name="P1" draw:id="id6" draw:layer="layout" svg:width="0.589cm" svg:height="0.589cm" svg:x="4.832cm" svg:y="6.861cm">
              <text:p/>
            </draw:circle>
            <draw:connector draw:style-name="gr1" draw:text-style-name="P1" draw:layer="layout" draw:type="line" svg:x1="3.948cm" svg:y1="5.092cm" svg:x2="1.591cm" svg:y2="6.861cm" draw:start-shape="id2" draw:start-glue-point="2" svg:d="m3948 5092-2357 1769">
              <text:p/>
            </draw:connector>
            <draw:connector draw:style-name="gr1" draw:text-style-name="P1" draw:layer="layout" draw:type="line" svg:x1="3.948cm" svg:y1="5.092cm" svg:x2="2.77cm" svg:y2="6.861cm" draw:start-shape="id2" draw:start-glue-point="2" svg:d="m3948 5092-1178 1769">
              <text:p/>
            </draw:connector>
            <draw:connector draw:style-name="gr1" draw:text-style-name="P1" draw:layer="layout" draw:type="line" svg:x1="3.948cm" svg:y1="5.092cm" svg:x2="3.948cm" svg:y2="6.861cm" draw:start-shape="id2" draw:start-glue-point="2" draw:end-shape="id5" draw:end-glue-point="0" svg:d="m3948 5092v1769">
              <text:p/>
            </draw:connector>
            <draw:connector draw:style-name="gr1" draw:text-style-name="P1" draw:layer="layout" draw:type="line" svg:x1="3.948cm" svg:y1="5.092cm" svg:x2="5.126cm" svg:y2="6.861cm" draw:start-shape="id2" draw:start-glue-point="2" draw:end-shape="id6" draw:end-glue-point="0" svg:d="m3948 5092 1178 1769">
              <text:p/>
            </draw:connector>
            <draw:frame draw:style-name="gr3" draw:layer="layout" svg:width="1.005cm" svg:height="1.134cm" svg:x="3.901cm" svg:y="7.075cm">
              <draw:text-box>
                <text:p>4</text:p>
              </draw:text-box>
            </draw:frame>
            <draw:frame draw:style-name="gr3" draw:layer="layout" svg:width="1.005cm" svg:height="1.134cm" svg:x="5.294cm" svg:y="7.055cm">
              <draw:text-box>
                <text:p>7</text:p>
              </draw:text-box>
            </draw:frame>
            <draw:circle draw:style-name="gr1" draw:text-style-name="P1" draw:id="id7" draw:layer="layout" svg:width="0.589cm" svg:height="0.589cm" svg:x="4.832cm" svg:y="9.218cm">
              <text:p/>
            </draw:circle>
            <draw:connector draw:style-name="gr1" draw:text-style-name="P1" draw:layer="layout" draw:type="line" svg:x1="3.948cm" svg:y1="7.45cm" svg:x2="1.591cm" svg:y2="9.218cm" draw:start-shape="id5" draw:start-glue-point="2" svg:d="m3948 7450-2357 1768">
              <text:p/>
            </draw:connector>
            <draw:connector draw:style-name="gr1" draw:text-style-name="P1" draw:layer="layout" draw:type="line" svg:x1="3.948cm" svg:y1="7.45cm" svg:x2="2.77cm" svg:y2="9.218cm" draw:start-shape="id5" draw:start-glue-point="2" svg:d="m3948 7450-1178 1768">
              <text:p/>
            </draw:connector>
            <draw:connector draw:style-name="gr1" draw:text-style-name="P1" draw:layer="layout" draw:type="line" svg:x1="3.948cm" svg:y1="7.45cm" svg:x2="3.948cm" svg:y2="9.218cm" draw:start-shape="id5" svg:d="m3948 7450v1768">
              <text:p/>
            </draw:connector>
            <draw:connector draw:style-name="gr1" draw:text-style-name="P1" draw:layer="layout" draw:type="line" svg:x1="3.948cm" svg:y1="7.45cm" svg:x2="5.126cm" svg:y2="9.218cm" draw:start-shape="id5" draw:start-glue-point="2" draw:end-shape="id7" draw:end-glue-point="0" svg:d="m3948 7450 1178 1768">
              <text:p/>
            </draw:connector>
            <draw:frame draw:style-name="gr2" draw:layer="layout" svg:width="1.006cm" svg:height="1.134cm" svg:x="5.264cm" svg:y="9.422cm">
              <draw:text-box>
                <text:p>5</text:p>
              </draw:text-box>
            </draw:frame>
          </draw:g>
          <draw:g>
            <draw:custom-shape draw:style-name="gr4" draw:text-style-name="P1" draw:layer="layout" svg:width="0.409cm" svg:height="0.412cm" svg:x="12.295cm" svg:y="3.135cm">
              <text:p/>
              <draw:enhanced-geometry svg:viewBox="0 0 21600 21600" draw:mirror-horizontal="true" draw:mirror-vertical="false" draw:glue-points="10800 0 3163 3163 0 10800 3163 18437 10800 21600 18437 18437 21600 10800 18437 3163" draw:text-areas="3180 3180 18420 18420" draw:type="flowchart-connector" draw:enhanced-path="U 10800 10800 10800 10800 0 360 Z N"/>
            </draw:custom-shape>
            <draw:custom-shape draw:style-name="gr4" draw:text-style-name="P1" draw:layer="layout" svg:width="0.408cm" svg:height="0.412cm" svg:x="9.424cm" svg:y="3.953cm">
              <text:p/>
              <draw:enhanced-geometry svg:viewBox="0 0 21600 21600" draw:mirror-horizontal="true" draw:mirror-vertical="false" draw:glue-points="10800 0 3163 3163 0 10800 3163 18437 10800 21600 18437 18437 21600 10800 18437 3163" draw:text-areas="3180 3180 18420 18420" draw:type="flowchart-connector" draw:enhanced-path="U 10800 10800 10800 10800 0 360 Z N"/>
            </draw:custom-shape>
            <draw:custom-shape draw:style-name="gr4" draw:text-style-name="P1" draw:layer="layout" svg:width="0.412cm" svg:height="0.413cm" svg:x="11.479cm" svg:y="8.49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    </draw:custom-shape>
            <draw:custom-shape draw:style-name="gr4" draw:text-style-name="P1" draw:layer="layout" svg:width="0.413cm" svg:height="0.412cm" svg:x="13.543cm" svg:y="5.19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    </draw:custom-shape>
            <draw:line draw:style-name="gr5" draw:text-style-name="P1" draw:layer="layout" svg:x1="13.757cm" svg:y1="2.113cm" svg:x2="13.757cm" svg:y2="9.952cm">
              <text:p/>
            </draw:line>
            <draw:line draw:style-name="gr6" draw:text-style-name="P1" draw:layer="layout" svg:x1="8.807cm" svg:y1="5.413cm" svg:x2="19.119cm" svg:y2="5.413cm">
              <text:p/>
            </draw:line>
            <draw:custom-shape draw:style-name="gr4" draw:text-style-name="P1" draw:layer="layout" svg:width="0.409cm" svg:height="0.413cm" svg:x="11.075cm" svg:y="2.309cm">
              <text:p/>
              <draw:enhanced-geometry svg:viewBox="0 0 21600 21600" draw:mirror-horizontal="true" draw:mirror-vertical="false" draw:glue-points="10800 0 3163 3163 0 10800 3163 18437 10800 21600 18437 18437 21600 10800 18437 3163" draw:text-areas="3180 3180 18420 18420" draw:type="flowchart-connector" draw:enhanced-path="U 10800 10800 10800 10800 0 360 Z N"/>
            </draw:custom-shape>
            <draw:custom-shape draw:style-name="gr4" draw:text-style-name="P1" draw:layer="layout" svg:width="0.413cm" svg:height="0.412cm" svg:x="15.603cm" svg:y="3.9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    </draw:custom-shape>
            <draw:line draw:style-name="gr1" draw:text-style-name="P1" draw:layer="layout" svg:x1="11.282cm" svg:y1="1.7cm" svg:x2="11.282cm" svg:y2="5.413cm">
              <text:p/>
            </draw:line>
            <draw:line draw:style-name="gr1" draw:text-style-name="P1" draw:layer="layout" svg:x1="13.757cm" svg:y1="2.525cm" svg:x2="8.807cm" svg:y2="2.525cm">
              <text:p/>
            </draw:line>
            <draw:frame draw:style-name="gr7" draw:layer="layout" svg:width="1.173cm" svg:height="1.324cm" svg:x="13.814cm" svg:y="4.779cm">
              <draw:text-box>
                <text:p>1</text:p>
              </draw:text-box>
            </draw:frame>
            <draw:frame draw:style-name="gr8" draw:layer="layout" svg:width="1.172cm" svg:height="1.323cm" svg:x="15.862cm" svg:y="4.243cm">
              <draw:text-box>
                <text:p>2</text:p>
              </draw:text-box>
            </draw:frame>
            <draw:frame draw:style-name="gr8" draw:layer="layout" svg:width="1.172cm" svg:height="1.323cm" svg:x="11.38cm" svg:y="1.773cm">
              <draw:text-box>
                <text:p>3</text:p>
              </draw:text-box>
            </draw:frame>
            <draw:line draw:style-name="gr1" draw:text-style-name="P1" draw:layer="layout" svg:x1="15.819cm" svg:y1="5.413cm" svg:x2="15.819cm" svg:y2="2.525cm">
              <text:p/>
            </draw:line>
            <draw:line draw:style-name="gr1" draw:text-style-name="P1" draw:layer="layout" svg:x1="13.757cm" svg:y1="4.175cm" svg:x2="19.119cm" svg:y2="4.175cm">
              <text:p/>
            </draw:line>
            <draw:custom-shape draw:style-name="gr4" draw:text-style-name="P1" draw:layer="layout" svg:width="0.408cm" svg:height="0.412cm" svg:x="9.424cm" svg:y="3.953cm">
              <text:p/>
              <draw:enhanced-geometry svg:viewBox="0 0 21600 21600" draw:mirror-horizontal="true" draw:mirror-vertical="false" draw:glue-points="10800 0 3163 3163 0 10800 3163 18437 10800 21600 18437 18437 21600 10800 18437 3163" draw:text-areas="3180 3180 18420 18420" draw:type="flowchart-connector" draw:enhanced-path="U 10800 10800 10800 10800 0 360 Z N"/>
            </draw:custom-shape>
            <draw:line draw:style-name="gr1" draw:text-style-name="P1" draw:layer="layout" svg:x1="9.632cm" svg:y1="5.413cm" svg:x2="9.632cm" svg:y2="2.525cm">
              <text:p/>
            </draw:line>
            <draw:line draw:style-name="gr1" draw:text-style-name="P1" draw:layer="layout" svg:x1="11.282cm" svg:y1="4.175cm" svg:x2="8.807cm" svg:y2="4.175cm">
              <text:p/>
            </draw:line>
            <draw:frame draw:style-name="gr9" draw:layer="layout" svg:width="1.173cm" svg:height="1.322cm" svg:x="9.599cm" svg:y="3.446cm">
              <draw:text-box>
                <text:p>4</text:p>
              </draw:text-box>
            </draw:frame>
            <draw:custom-shape draw:style-name="gr4" draw:text-style-name="P1" draw:layer="layout" svg:width="0.409cm" svg:height="0.412cm" svg:x="10.239cm" svg:y="4.784cm">
              <text:p/>
              <draw:enhanced-geometry svg:viewBox="0 0 21600 21600" draw:mirror-horizontal="true" draw:mirror-vertical="false" draw:glue-points="10800 0 3163 3163 0 10800 3163 18437 10800 21600 18437 18437 21600 10800 18437 3163" draw:text-areas="3180 3180 18420 18420" draw:type="flowchart-connector" draw:enhanced-path="U 10800 10800 10800 10800 0 360 Z N"/>
            </draw:custom-shape>
            <draw:line draw:style-name="gr1" draw:text-style-name="P1" draw:layer="layout" svg:x1="9.632cm" svg:y1="5.001cm" svg:x2="11.282cm" svg:y2="5.001cm">
              <text:p/>
            </draw:line>
            <draw:line draw:style-name="gr1" draw:text-style-name="P1" draw:layer="layout" svg:x1="10.457cm" svg:y1="4.175cm" svg:x2="10.457cm" svg:y2="5.413cm">
              <text:p/>
            </draw:line>
            <draw:frame draw:style-name="gr9" draw:layer="layout" svg:width="1.173cm" svg:height="1.322cm" svg:x="10.466cm" svg:y="4.291cm">
              <draw:text-box>
                <text:p>5</text:p>
              </draw:text-box>
            </draw:frame>
            <draw:line draw:style-name="gr1" draw:text-style-name="P1" draw:layer="layout" svg:x1="11.694cm" svg:y1="5.413cm" svg:x2="11.694cm" svg:y2="9.951cm">
              <text:p/>
            </draw:line>
            <draw:line draw:style-name="gr1" draw:text-style-name="P1" draw:layer="layout" svg:x1="13.757cm" svg:y1="8.714cm" svg:x2="8.807cm" svg:y2="8.714cm">
              <text:p/>
            </draw:line>
            <draw:frame draw:style-name="gr10" draw:layer="layout" svg:width="1.172cm" svg:height="1.324cm" svg:x="11.678cm" svg:y="7.98cm">
              <draw:text-box>
                <text:p>6</text:p>
              </draw:text-box>
            </draw:frame>
            <draw:line draw:style-name="gr1" draw:text-style-name="P1" draw:layer="layout" svg:x1="11.282cm" svg:y1="3.35cm" svg:x2="13.757cm" svg:y2="3.35cm">
              <text:p/>
            </draw:line>
            <draw:line draw:style-name="gr1" draw:text-style-name="P1" draw:layer="layout" svg:x1="12.519cm" svg:y1="2.525cm" svg:x2="12.519cm" svg:y2="5.413cm">
              <text:p/>
            </draw:line>
            <draw:frame draw:style-name="gr10" draw:layer="layout" svg:width="1.172cm" svg:height="1.324cm" svg:x="12.469cm" svg:y="2.716cm">
              <draw:text-box>
                <text:p>7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1-01T17:38:49</meta:creation-date>
    <dc:date>2011-02-07T14:51:48</dc:date>
    <meta:editing-duration>PT00H23M22S</meta:editing-duration>
    <meta:editing-cycles>5</meta:editing-cycles>
    <meta:generator>OpenOffice.org/3.2$Unix OpenOffice.org_project/320m18$Build-9502</meta:generator>
    <meta:document-statistic meta:object-count="58"/>
  </office:meta>
</office:document-meta>
</file>